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86ebc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86ebc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86ebc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86ebc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86ebc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86eb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86ebc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86ebc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86ebc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86ebc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86ebc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86ebc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86ebc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86ebc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86ebc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86ebc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86ebc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Isabella Valentina León Suárez 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8/10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912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Francys Suárez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746338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58.63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65" meta:non-whitespace-character-count="997"/>
    <meta:template xlink:type="simple" xlink:actuate="onRequest" xlink:title="Normal" xlink:href=""/>
  </office:meta>
</office:document-meta>
</file>